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b09c" officeooo:paragraph-rsid="0004b09c"/>
    </style:style>
    <style:style style:name="P2" style:family="paragraph" style:parent-style-name="Standard">
      <style:text-properties fo:font-size="15pt" fo:font-weight="bold" officeooo:rsid="0004b09c" officeooo:paragraph-rsid="0004b09c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04b09c" officeooo:paragraph-rsid="0004b09c" style:font-size-asian="15pt" style:font-weight-asian="normal" style:font-size-complex="15pt" style:font-weight-complex="normal"/>
    </style:style>
    <style:style style:name="P4" style:family="paragraph" style:parent-style-name="Standard" style:list-style-name="L1">
      <style:text-properties fo:font-size="15pt" fo:font-weight="normal" officeooo:rsid="0004b09c" officeooo:paragraph-rsid="0004b09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4b09c" officeooo:paragraph-rsid="0004b09c" style:font-size-asian="15pt" style:font-weight-asian="bold" style:font-size-complex="15pt" style:font-weight-complex="bold"/>
    </style:style>
    <style:style style:name="P6" style:family="paragraph" style:parent-style-name="Standard" style:list-style-name="L1">
      <style:text-properties officeooo:paragraph-rsid="0004b09c"/>
    </style:style>
    <style:style style:name="P7" style:family="paragraph" style:parent-style-name="Standard">
      <style:text-properties fo:font-size="18pt" fo:font-weight="bold" officeooo:rsid="0004b09c" officeooo:paragraph-rsid="0004b09c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text-properties officeooo:rsid="0005f609" officeooo:paragraph-rsid="0005f609"/>
    </style:style>
    <style:style style:name="P9" style:family="paragraph" style:parent-style-name="Standard">
      <style:text-properties officeooo:rsid="0005f609" officeooo:paragraph-rsid="0005f609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5f609" officeooo:paragraph-rsid="0005f609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7ce8a" officeooo:paragraph-rsid="0007ce8a" style:font-weight-asian="bold" style:font-weight-complex="bold"/>
    </style:style>
    <style:style style:name="P12" style:family="paragraph" style:parent-style-name="Standard" style:list-style-name="L2">
      <style:text-properties style:text-underline-style="none" fo:font-weight="normal" officeooo:rsid="0005f609" officeooo:paragraph-rsid="0005f609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07ce8a" officeooo:paragraph-rsid="0007ce8a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7ce8a" officeooo:paragraph-rsid="0007ce8a" style:font-weight-asian="normal" style:font-weight-complex="normal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04b09c" style:font-size-asian="15pt" style:font-weight-asian="normal" style:font-size-complex="15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"/><text:span text:style-name="T4">TEAM 2 (ARYABHATTA ) - TEAM LEARNING REPORT</text:span></text:p>
      <text:p text:style-name="P7"/>
      <text:p text:style-name="P5">TECHNICAL ASPECTS: </text:p>
      <text:p text:style-name="P3"/>
      <text:list xml:id="list4136502678" text:style-name="L1">
        <text:list-item>
          <text:p text:style-name="P6"><text:span text:style-name="T2">Installing various applications in Linux.</text:span></text:p>
        </text:list-item>
        <text:list-item>
          <text:p text:style-name="P4">Getting started with GITHUB DESKTOP and dealing with PUSH ,PULL and MERGE CONFLICTS.</text:p>
        </text:list-item>
        <text:list-item>
          <text:p text:style-name="P6"><text:span text:style-name="T2">Completed the assigned tasks with respect to the mini project .</text:span></text:p>
        </text:list-item>
        <text:list-item>
          <text:p text:style-name="P1"><text:span text:style-name="T1">Building , running and debugging the code in VS CODE .</text:span></text:p>
        </text:list-item>
        <text:list-item>
          <text:p text:style-name="P8"><text:span text:style-name="T1">Learnt how to reasearch and document .</text:span></text:p>
        </text:list-item>
        <text:list-item>
          <text:p text:style-name="P8"><text:span text:style-name="T1">Enhanced our knowledge on TESTING ( test plans and test cases).</text:span></text:p>
        </text:list-item>
        <text:list-item>
          <text:p text:style-name="P8"><text:span text:style-name="T1">Experienced real life implementation of SDLC .</text:span></text:p>
        </text:list-item>
      </text:list>
      <text:p text:style-name="P9"><text:span text:style-name="T1"/></text:p>
      <text:p text:style-name="P9"><text:span text:style-name="T1"/></text:p>
      <text:p text:style-name="P10"><text:span text:style-name="T3">NON-TECHNICAL ASPECTS:</text:span></text:p>
      <text:p text:style-name="P10"><text:span text:style-name="T3"/></text:p>
      <text:list xml:id="list2446218562" text:style-name="L2">
        <text:list-item>
          <text:p text:style-name="P12"><text:span text:style-name="T3">Developed skills to work as team.</text:span></text:p>
        </text:list-item>
        <text:list-item>
          <text:p text:style-name="P12"><text:span text:style-name="T3">Learnt to deal with challenges and uncertainities not as individuals but as a unit.</text:span></text:p>
        </text:list-item>
        <text:list-item>
          <text:p text:style-name="P13"><text:span text:style-name="T3">Organized team flow and work directions.</text:span></text:p>
        </text:list-item>
      </text:list>
      <text:p text:style-name="P14"><text:span text:style-name="T3"/></text:p>
      <text:p text:style-name="P11"><text:span text:style-name="T3"/></text:p>
      <text:p text:style-name="P11"><text:span text:style-name="T3">CHALLENGES:</text:span></text:p>
      <text:p text:style-name="P11"><text:span text:style-name="T3"/></text:p>
      <text:p text:style-name="P14"><text:span text:style-name="T3">For the above mentioned technical and non-technical aspects we faced numerous challenges including various language barriers, amateur knowledge on technical stuff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7:16:36.913645571</meta:creation-date>
    <dc:date>2021-02-06T17:44:11.458032912</dc:date>
    <meta:editing-duration>PT7M14S</meta:editing-duration>
    <meta:editing-cycles>1</meta:editing-cycles>
    <meta:document-statistic meta:table-count="0" meta:image-count="0" meta:object-count="0" meta:page-count="1" meta:paragraph-count="15" meta:word-count="135" meta:character-count="826" meta:non-whitespace-character-count="712"/>
    <meta:generator>LibreOffice/6.4.6.2$Linux_X86_64 LibreOffice_project/40$Build-2</meta:generator>
  </office:meta>
</office:document-meta>
</file>